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15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13.79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11.06mm"/>
    </style:style>
    <style:style style:name="co9" style:family="table-column">
      <style:table-column-properties fo:break-before="auto" style:column-width="11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84">
      <style:table-cell-properties fo:background-color="#ffff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NB_TENSIONS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HAG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GEB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3FR</text:p>
          </table:table-cell>
          <table:table-cell office:value-type="string" calcext:value-type="string">
            <text:p>COL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/>
          <table:table-cell table:formula="of:=SUM([.C3:.C71])" office:value-type="float" office:value="37" calcext:value-type="float">
            <text:p>37</text:p>
          </table:table-cell>
          <table:table-cell table:formula="of:=SUM([.D3:.D71])" office:value-type="float" office:value="2" calcext:value-type="float">
            <text:p>2</text:p>
          </table:table-cell>
          <table:table-cell table:formula="of:=SUM([.E3:.E71])" office:value-type="float" office:value="6" calcext:value-type="float">
            <text:p>6</text:p>
          </table:table-cell>
          <table:table-cell table:formula="of:=SUM([.F3:.F71])" office:value-type="float" office:value="4" calcext:value-type="float">
            <text:p>4</text:p>
          </table:table-cell>
          <table:table-cell table:formula="of:=SUM([.G3:.G71])" office:value-type="float" office:value="2" calcext:value-type="float">
            <text:p>2</text:p>
          </table:table-cell>
          <table:table-cell table:formula="of:=SUM([.H3:.H71])" office:value-type="float" office:value="4" calcext:value-type="float">
            <text:p>4</text:p>
          </table:table-cell>
          <table:table-cell table:formula="of:=SUM([.I3:.I71])" office:value-type="float" office:value="3" calcext:value-type="float">
            <text:p>3</text:p>
          </table:table-cell>
          <table:table-cell table:formula="of:=SUM([.J3:.J71])" office:value-type="float" office:value="1" calcext:value-type="float">
            <text:p>1</text:p>
          </table:table-cell>
          <table:table-cell table:formula="of:=SUM([.K3:.K71])" office:value-type="float" office:value="1" calcext:value-type="float">
            <text:p>1</text:p>
          </table:table-cell>
          <table:table-cell table:formula="of:=SUM([.L3:.L71])" office:value-type="float" office:value="1" calcext:value-type="float">
            <text:p>1</text:p>
          </table:table-cell>
          <table:table-cell table:formula="of:=SUM([.M3:.M71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table:formula="of:=SUM([.C3:.R3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1-02" calcext:value-type="date">
            <text:p>2016-01-02</text:p>
          </table:table-cell>
          <table:table-cell table:style-name="ce3" table:formula="of:=SUM([.C4:.R4])" office:value-type="float" office:value="0" calcext:value-type="float">
            <text:p>0</text:p>
          </table:table-cell>
          <table:table-cell table:style-name="ce3" table:number-columns-repeated="1022"/>
        </table:table-row>
        <table:table-row table:style-name="ro1">
          <table:table-cell table:style-name="ce2" office:value-type="date" office:date-value="2016-01-03" calcext:value-type="date">
            <text:p>2016-01-03</text:p>
          </table:table-cell>
          <table:table-cell table:style-name="ce3" table:formula="of:=SUM([.C5:.R5])" office:value-type="float" office:value="0" calcext:value-type="float">
            <text:p>0</text:p>
          </table:table-cell>
          <table:table-cell table:style-name="ce3" table:number-columns-repeated="1022"/>
        </table:table-row>
        <table:table-row table:style-name="ro1">
          <table:table-cell office:value-type="date" office:date-value="2016-01-04" calcext:value-type="date">
            <text:p>2016-01-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1-05" calcext:value-type="date">
            <text:p>2016-01-0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date" office:date-value="2016-01-06" calcext:value-type="date">
            <text:p>2016-01-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date" office:date-value="2016-01-07" calcext:value-type="date">
            <text:p>2016-01-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6-01-08" calcext:value-type="date">
            <text:p>2016-01-0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22"/>
        </table:table-row>
        <table:table-row table:style-name="ro1">
          <table:table-cell table:style-name="ce2" office:value-type="date" office:date-value="2016-01-09" calcext:value-type="date">
            <text:p>2016-01-0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22"/>
        </table:table-row>
        <table:table-row table:style-name="ro1">
          <table:table-cell office:value-type="date" office:date-value="2016-01-10" calcext:value-type="date">
            <text:p>2016-01-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1-11" calcext:value-type="date">
            <text:p>2016-01-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01-12" calcext:value-type="date">
            <text:p>2016-01-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date" office:date-value="2016-01-13" calcext:value-type="date">
            <text:p>2016-01-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date" office:date-value="2016-01-14" calcext:value-type="date">
            <text:p>2016-01-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6-01-15" calcext:value-type="date">
            <text:p>2016-01-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5"/>
        </table:table-row>
        <table:table-row table:style-name="ro1">
          <table:table-cell table:style-name="ce2" office:value-type="date" office:date-value="2016-01-16" calcext:value-type="date">
            <text:p>2016-01-1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22"/>
        </table:table-row>
        <table:table-row table:style-name="ro1">
          <table:table-cell office:value-type="date" office:date-value="2016-01-17" calcext:value-type="date">
            <text:p>2016-01-1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6-01-18" calcext:value-type="date">
            <text:p>2016-01-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date" office:date-value="2016-01-19" calcext:value-type="date">
            <text:p>2016-01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1-20" calcext:value-type="date">
            <text:p>2016-01-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1-21" calcext:value-type="date">
            <text:p>2016-01-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16-01-22" calcext:value-type="date">
            <text:p>2016-01-2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1021"/>
        </table:table-row>
        <table:table-row table:style-name="ro1">
          <table:table-cell table:style-name="ce2" office:value-type="date" office:date-value="2016-01-23" calcext:value-type="date">
            <text:p>2016-01-2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22"/>
        </table:table-row>
        <table:table-row table:style-name="ro1">
          <table:table-cell office:value-type="date" office:date-value="2016-01-24" calcext:value-type="date">
            <text:p>2016-01-2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6-01-25" calcext:value-type="date">
            <text:p>2016-01-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1-26" calcext:value-type="date">
            <text:p>2016-01-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date" office:date-value="2016-01-27" calcext:value-type="date">
            <text:p>2016-01-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date" office:date-value="2016-01-28" calcext:value-type="date">
            <text:p>2016-01-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date" office:date-value="2016-01-29" calcext:value-type="date">
            <text:p>2016-01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6-01-30" calcext:value-type="date">
            <text:p>2016-01-30</text:p>
          </table:table-cell>
          <table:table-cell table:style-name="ce3" table:formula="of:=SUM([.C32:.R32])" office:value-type="float" office:value="0" calcext:value-type="float">
            <text:p>0</text:p>
          </table:table-cell>
          <table:table-cell table:style-name="ce3" table:number-columns-repeated="1022"/>
        </table:table-row>
        <table:table-row table:style-name="ro1">
          <table:table-cell table:style-name="ce2" office:value-type="date" office:date-value="2016-01-31" calcext:value-type="date">
            <text:p>2016-01-3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022"/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date" office:date-value="2016-02-02" calcext:value-type="date">
            <text:p>2016-02-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date" office:date-value="2016-02-03" calcext:value-type="date">
            <text:p>2016-02-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date" office:date-value="2016-02-04" calcext:value-type="date">
            <text:p>2016-02-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2-05" calcext:value-type="date">
            <text:p>2016-02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2-06" calcext:value-type="date">
            <text:p>2016-02-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1"/>
        </table:table-row>
        <table:table-row table:style-name="ro1">
          <table:table-cell table:style-name="ce2" office:value-type="date" office:date-value="2016-02-07" calcext:value-type="date">
            <text:p>2016-02-0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1021"/>
        </table:table-row>
        <table:table-row table:style-name="ro1">
          <table:table-cell office:value-type="date" office:date-value="2016-02-08" calcext:value-type="date">
            <text:p>2016-02-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2-09" calcext:value-type="date">
            <text:p>2016-02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2-10" calcext:value-type="date">
            <text:p>2016-02-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2-11" calcext:value-type="date">
            <text:p>2016-02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2-12" calcext:value-type="date">
            <text:p>2016-02-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02-13" calcext:value-type="date">
            <text:p>2016-02-1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1021"/>
        </table:table-row>
        <table:table-row table:style-name="ro1">
          <table:table-cell table:style-name="ce2" office:value-type="date" office:date-value="2016-02-14" calcext:value-type="date">
            <text:p>2016-02-1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1021"/>
        </table:table-row>
        <table:table-row table:style-name="ro1">
          <table:table-cell office:value-type="date" office:date-value="2016-02-15" calcext:value-type="date">
            <text:p>2016-02-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2-16" calcext:value-type="date">
            <text:p>2016-02-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2-17" calcext:value-type="date">
            <text:p>2016-02-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2-18" calcext:value-type="date">
            <text:p>2016-02-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16-02-19" calcext:value-type="date">
            <text:p>2016-02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02-20" calcext:value-type="date">
            <text:p>2016-02-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1021"/>
        </table:table-row>
        <table:table-row table:style-name="ro1">
          <table:table-cell table:style-name="ce2" office:value-type="date" office:date-value="2016-02-21" calcext:value-type="date">
            <text:p>2016-02-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1021"/>
        </table:table-row>
        <table:table-row table:style-name="ro1">
          <table:table-cell office:value-type="date" office:date-value="2016-02-22" calcext:value-type="date">
            <text:p>2016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6-02-23" calcext:value-type="date">
            <text:p>2016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6-02-24" calcext:value-type="date">
            <text:p>2016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6-02-25" calcext:value-type="date">
            <text:p>2016-02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date" office:date-value="2016-02-26" calcext:value-type="date">
            <text:p>2016-02-2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2-27" calcext:value-type="date">
            <text:p>2016-02-2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2"/>
        </table:table-row>
        <table:table-row table:style-name="ro1">
          <table:table-cell table:style-name="ce2" office:value-type="date" office:date-value="2016-02-28" calcext:value-type="date">
            <text:p>2016-02-28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22"/>
        </table:table-row>
        <table:table-row table:style-name="ro1">
          <table:table-cell office:value-type="date" office:date-value="2016-02-29" calcext:value-type="date">
            <text:p>2016-02-2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6-03-02" calcext:value-type="date">
            <text:p>2016-03-0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6-03-03" calcext:value-type="date">
            <text:p>2016-03-0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date" office:date-value="2016-03-04" calcext:value-type="date">
            <text:p>2016-03-0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05" calcext:value-type="date">
            <text:p>2016-03-0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22"/>
        </table:table-row>
        <table:table-row table:style-name="ro1">
          <table:table-cell table:style-name="ce2" office:value-type="date" office:date-value="2016-03-06" calcext:value-type="date">
            <text:p>2016-03-0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22"/>
        </table:table-row>
        <table:table-row table:style-name="ro1">
          <table:table-cell office:value-type="date" office:date-value="2016-03-07" calcext:value-type="date">
            <text:p>2016-03-0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6-03-08" calcext:value-type="date">
            <text:p>2016-03-0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6-03-09" calcext:value-type="date">
            <text:p>2016-03-09</text:p>
          </table:table-cell>
          <table:table-cell table:formula="of:=SUM([.C71:.R71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date" office:date-value="2016-03-10" calcext:value-type="date">
            <text:p>2016-03-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date" office:date-value="2016-03-11" calcext:value-type="date">
            <text:p>2016-03-1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6-03-12" calcext:value-type="date">
            <text:p>2016-03-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6-03-13" calcext:value-type="date">
            <text:p>2016-03-1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6-03-14" calcext:value-type="date">
            <text:p>2016-03-1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6-03-15" calcext:value-type="date">
            <text:p>2016-03-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6-03-16" calcext:value-type="date">
            <text:p>2016-03-1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6-03-17" calcext:value-type="date">
            <text:p>2016-03-1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date" office:date-value="2016-03-18" calcext:value-type="date">
            <text:p>2016-03-1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date" office:date-value="2016-03-19" calcext:value-type="date">
            <text:p>2016-03-1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date" office:date-value="2016-03-20" calcext:value-type="date">
            <text:p>2016-03-2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6-03-21" calcext:value-type="date">
            <text:p>2016-03-2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6-03-22" calcext:value-type="date">
            <text:p>2016-03-2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6-03-23" calcext:value-type="date">
            <text:p>2016-03-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date" office:date-value="2016-03-24" calcext:value-type="date">
            <text:p>2016-03-2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date" office:date-value="2016-03-25" calcext:value-type="date">
            <text:p>2016-03-2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6-03-26" calcext:value-type="date">
            <text:p>2016-03-2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date" office:date-value="2016-03-27" calcext:value-type="date">
            <text:p>2016-03-2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6-03-28" calcext:value-type="date">
            <text:p>2016-03-28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23:19:58.09879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16:02:50.395654253</meta:creation-date>
    <dc:date>2016-04-09T23:37:54.407405000</dc:date>
    <meta:editing-duration>PT31M32S</meta:editing-duration>
    <meta:editing-cycles>5</meta:editing-cycles>
    <meta:generator>LibreOffice/5.0.5.2$MacOSX_X86_64 LibreOffice_project/55b006a02d247b5f7215fc6ea0fde844b30035b3</meta:generator>
    <meta:document-statistic meta:table-count="1" meta:cell-count="272" meta:object-count="0"/>
  </office:meta>
</office:document-meta>
</file>